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4000000283E9DC7A1.png"/>
  <manifest:file-entry manifest:media-type="" manifest:full-path="Pictures/20000007000010A500001020E3BFED7B.wmf"/>
  <manifest:file-entry manifest:media-type="" manifest:full-path="Pictures/20000007000025B500000F77DAE5647F.wmf"/>
  <manifest:file-entry manifest:media-type="" manifest:full-path="Pictures/2000000700000E0F0000129BF1997C7F.wmf"/>
  <manifest:file-entry manifest:media-type="" manifest:full-path="Pictures/2000000700001BC900000A2C4C5CA3BB.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áboa1" style:family="table">
      <style:table-properties style:width="15.265cm" fo:margin-left="-0.199cm" table:align="left" style:writing-mode="lr-tb"/>
    </style:style>
    <style:style style:name="Táboa1.A" style:family="table-column">
      <style:table-column-properties style:column-width="5.082cm"/>
    </style:style>
    <style:style style:name="Táboa1.B" style:family="table-column">
      <style:table-column-properties style:column-width="7.491cm"/>
    </style:style>
    <style:style style:name="Táboa1.C" style:family="table-column">
      <style:table-column-properties style:column-width="2.692cm"/>
    </style:style>
    <style:style style:name="Táboa1.1" style:family="table-row">
      <style:table-row-properties style:min-row-height="0.801cm" style:keep-together="true" fo:keep-together="auto"/>
    </style:style>
    <style:style style:name="Táboa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áboa1.C1"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text-properties fo:color="#003366"/>
    </style:style>
    <style:style style:name="P5" style:family="paragraph" style:parent-style-name="Header">
      <style:paragraph-properties fo:text-align="center" style:justify-single-word="false" style:snap-to-layout-grid="false"/>
      <style:text-properties fo:color="#003366"/>
    </style:style>
    <style:style style:name="P6" style:family="paragraph" style:parent-style-name="Standard">
      <style:paragraph-properties fo:text-align="center" style:justify-single-word="false"/>
      <style:text-properties style:font-name="Verdana" fo:font-size="18pt" fo:font-weight="bold" style:font-size-asian="18pt" style:font-weight-asian="bold" style:font-size-complex="18pt"/>
    </style:style>
    <style:style style:name="P7" style:family="paragraph" style:parent-style-name="Standard">
      <style:paragraph-properties style:snap-to-layout-grid="false"/>
      <style:text-properties style:font-name="Verdana" fo:font-size="10pt" style:font-size-asian="10pt" style:font-name-complex="Arial" style:font-size-complex="10pt"/>
    </style:style>
    <style:style style:name="P8" style:family="paragraph" style:parent-style-name="Standard">
      <style:paragraph-properties style:snap-to-layout-grid="false"/>
      <style:text-properties style:font-name="Verdana" fo:font-size="10pt" style:font-size-asian="10pt" style:font-size-complex="10pt"/>
    </style:style>
    <style:style style:name="P9" style:family="paragraph" style:parent-style-name="Standard">
      <style:paragraph-properties style:snap-to-layout-grid="false"/>
    </style:style>
    <style:style style:name="P10" style:family="paragraph" style:parent-style-name="Standard">
      <style:text-properties style:font-name="Arial" style:language-asian="zxx" style:country-asian="none" style:language-complex="zxx" style:country-complex="none"/>
    </style:style>
    <style:style style:name="P11" style:family="paragraph" style:parent-style-name="Standard">
      <style:text-properties style:font-name="Arial" fo:font-weight="bold" style:language-asian="zxx" style:country-asian="none" style:font-weight-asian="bold" style:language-complex="zxx" style:country-complex="none" style:font-weight-complex="bold"/>
    </style:style>
    <style:style style:name="P12" style:family="paragraph" style:parent-style-name="Standard">
      <style:text-properties style:font-name="Arial"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Standard">
      <style:text-properties style:font-name="Arial"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Standard">
      <style:paragraph-properties fo:text-align="justify" style:justify-single-word="false" style:text-autospace="non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justify" style:justify-single-word="false" style:text-autospace="none"/>
      <style:text-properties style:font-name="Arial"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center" style:justify-single-word="false"/>
      <style:text-properties style:font-name="Arial"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17" style:family="paragraph" style:parent-style-name="Footer">
      <style:paragraph-properties style:snap-to-layout-grid="false"/>
    </style:style>
    <style:style style:name="P18" style:family="paragraph" style:parent-style-name="Footer">
      <style:paragraph-properties style:snap-to-layout-grid="false"/>
      <style:text-properties style:font-name="Verdana" fo:font-size="10pt" style:font-size-asian="10pt" style:font-size-complex="10pt"/>
    </style:style>
    <style:style style:name="P19" style:family="paragraph" style:parent-style-name="Standard">
      <style:paragraph-properties fo:margin-left="0.84cm" fo:margin-right="0cm" fo:margin-top="0cm" fo:margin-bottom="0.499cm" fo:text-align="justify" style:justify-single-word="false" fo:text-indent="-0.84cm" style:auto-text-indent="false"/>
      <style:text-properties style:font-name="Arial" fo:font-weight="normal" style:language-asian="zxx" style:country-asian="none" style:font-weight-asian="normal" style:language-complex="zxx" style:country-complex="none" style:font-weight-complex="normal"/>
    </style:style>
    <style:style style:name="P20" style:family="paragraph" style:parent-style-name="Standard">
      <style:paragraph-properties fo:break-before="page"/>
      <style:text-properties style:font-name="Arial" fo:font-style="normal" fo:font-weight="bold" style:language-asian="zxx" style:country-asian="none" style:font-style-asian="normal" style:font-weight-asian="bold" style:language-complex="zxx" style:country-complex="none" style:font-style-complex="normal" style:font-weight-complex="bold"/>
    </style:style>
    <style:style style:name="P21" style:family="paragraph" style:parent-style-name="Standard" style:master-page-name="Standard">
      <style:paragraph-properties fo:text-align="center" style:justify-single-word="false" style:page-number="auto"/>
      <style:text-properties style:font-name="Verdana" fo:font-size="18pt" fo:font-weight="bold" style:font-size-asian="18pt" style:font-weight-asian="bold" style:font-size-complex="18pt"/>
    </style:style>
    <style:style style:name="P22" style:family="paragraph">
      <style:paragraph-properties fo:text-align="center"/>
    </style:style>
    <style:style style:name="T1" style:family="text">
      <style:text-properties style:font-name="Verdana" fo:font-size="10pt" style:font-size-asian="10pt" style:font-size-complex="10pt"/>
    </style:style>
    <style:style style:name="T2" style:family="text">
      <style:text-properties fo:font-style="italic" style:font-style-asian="italic" style:font-name-complex="Arial" style:font-style-complex="italic"/>
    </style:style>
    <style:style style:name="T3" style:family="text">
      <style:text-properties fo:font-style="italic" fo:font-weight="bold" style:font-style-asian="italic" style:font-weight-asian="bold" style:font-name-complex="Arial" style:font-style-complex="italic"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CTIVIDADES DE ESO</text:p>
      <text:p text:style-name="P6"/>
      <table:table table:name="Táboa1" table:style-name="Táboa1">
        <table:table-column table:style-name="Táboa1.A"/>
        <table:table-column table:style-name="Táboa1.B"/>
        <table:table-column table:style-name="Táboa1.C"/>
        <table:table-row table:style-name="Táboa1.1">
          <table:table-cell table:style-name="Táboa1.A1" table:number-columns-spanned="2" office:value-type="string">
            <text:p text:style-name="P7">Nombre y apellidos del alumno:</text:p>
          </table:table-cell>
          <table:covered-table-cell/>
          <table:table-cell table:style-name="Táboa1.C1" office:value-type="string">
            <text:p text:style-name="P8">Curso: 4º</text:p>
          </table:table-cell>
        </table:table-row>
        <table:table-row table:style-name="Táboa1.1">
          <table:table-cell table:style-name="Táboa1.A1" office:value-type="string">
            <text:p text:style-name="P9"><text:span text:style-name="T1">Quincena nº: 6</text:span></text:p>
          </table:table-cell>
          <table:table-cell table:style-name="Táboa1.C1" table:number-columns-spanned="2" office:value-type="string">
            <text:p text:style-name="P8">Materia: Tecnología</text:p>
          </table:table-cell>
          <table:covered-table-cell/>
        </table:table-row>
        <table:table-row table:style-name="Táboa1.1">
          <table:table-cell table:style-name="Táboa1.A1" office:value-type="string">
            <text:p text:style-name="P8">Fecha:</text:p>
          </table:table-cell>
          <table:table-cell table:style-name="Táboa1.C1" table:number-columns-spanned="2" office:value-type="string">
            <text:p text:style-name="P8">Profesor de la materia:</text:p>
          </table:table-cell>
          <table:covered-table-cell/>
        </table:table-row>
      </table:table>
      <text:p text:style-name="P16"/>
      <text:p text:style-name="P16">ACTIVIDADES – PUERTAS LÓGICAS</text:p>
      <text:p text:style-name="P16"/>
      <text:p text:style-name="P10"><text:span text:style-name="T2">En algunas de estas actividades es necesario utilizar </text:span><text:span text:style-name="T3">un programa simulador de circuitos</text:span><text:span text:style-name="T2">, que puedes encontrar en el apartado “Para saber más”</text:span></text:p>
      <text:p text:style-name="P11"/>
      <text:p text:style-name="P11"/>
      <text:p text:style-name="P10">1. Indica a qué puertas lógicas corresponden los siguientes circuitos eléctricos.</text:p>
      <text:p text:style-name="P10">a) </text:p>
      <text:p text:style-name="P12"><draw:frame draw:style-name="fr2" draw:name="imaxes2" text:anchor-type="as-char" svg:width="4.258cm" svg:height="4.124cm" draw:z-index="7"><draw:image xlink:href="Pictures/20000007000010A500001020E3BFED7B.wmf" xlink:type="simple" xlink:show="embed" xlink:actuate="onLoad"/></draw:frame></text:p>
      <text:p text:style-name="P12">b)</text:p>
      <text:p text:style-name="P12"><draw:frame draw:style-name="fr2" draw:name="imaxes5" text:anchor-type="as-char" svg:width="3.595cm" svg:height="4.759cm" draw:z-index="8"><draw:image xlink:href="Pictures/2000000700000E0F0000129BF1997C7F.wmf" xlink:type="simple" xlink:show="embed" xlink:actuate="onLoad"/></draw:frame></text:p>
      <text:p text:style-name="P12"/>
      <text:p text:style-name="P12">2. Implementa mediante puertas lógicas los siguientes circuitos:</text:p>
      <text:p text:style-name="P14"/>
      <text:p text:style-name="P14">a) s = (a + b') · c</text:p>
      <text:p text:style-name="P14"/>
      <text:p text:style-name="P15">b) s = a'bcd + ab'c'd' + abc'd</text:p>
      <text:p text:style-name="P15"/>
      <text:p text:style-name="P13"><draw:line text:anchor-type="paragraph" draw:z-index="6" draw:style-name="gr1" draw:text-style-name="P22" svg:x1="-0.069cm" svg:y1="0.695cm" svg:x2="16.679cm" svg:y2="0.695cm"><text:p/></draw:line></text:p>
      <text:p text:style-name="P20"/>
      <text:p text:style-name="P12">3. Indica la función de salida (S) en los siguientes circuitos lógicos y obtén sus tablas de la verdad:</text:p>
      <text:p text:style-name="P12"><draw:frame draw:style-name="fr3" draw:name="imaxes3" text:anchor-type="char" svg:x="0.088cm" svg:y="6.653cm" svg:width="16.984cm" svg:height="6.923cm" draw:z-index="0"><draw:image xlink:href="Pictures/20000007000025B500000F77DAE5647F.wmf" xlink:type="simple" xlink:show="embed" xlink:actuate="onLoad"/></draw:frame><draw:frame draw:style-name="fr3" draw:name="imaxes4" text:anchor-type="char" svg:x="0.002cm" svg:y="0.252cm" svg:width="16.984cm" svg:height="6.152cm" draw:z-index="1"><draw:image xlink:href="Pictures/2000000700001BC900000A2C4C5CA3BB.wmf" xlink:type="simple" xlink:show="embed" xlink:actuate="onLoad"/></draw:frame></text:p>
      <text:p text:style-name="P11"/>
      <text:p text:style-name="P11"/>
      <text:p text:style-name="P19"><draw:line text:anchor-type="paragraph" draw:z-index="9" draw:style-name="gr1" draw:text-style-name="P22" svg:x1="-0.122cm" svg:y1="5.168cm" svg:x2="16.626cm" svg:y2="5.142cm"><text:p/></draw:line>4. Una gran sierra mecánica para cortar madera puede ponerse en marcha desde dos posiciones diferentes. El funcionamiento se producirá en el momento en que se pulse cualquiera de los dos botones de encendido (pero no los dos a la vez), siempre y cuando no esté accionado el botón de paro por seguridad. Diseña el sistema electrónico de control de la si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i">
        <style:list-level-properties text:list-level-position-and-space-mode="label-alignment">
          <style:list-level-label-alignment text:label-followed-by="listtab" fo:text-indent="-1.27cm" fo:margin-left="3.76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áboa6" style:family="table">
      <style:table-properties style:width="15.307cm" fo:margin-left="-0.191cm" table:align="left" style:writing-mode="lr-tb"/>
    </style:style>
    <style:style style:name="Táboa6.A" style:family="table-column">
      <style:table-column-properties style:column-width="5.082cm"/>
    </style:style>
    <style:style style:name="Táboa6.B" style:family="table-column">
      <style:table-column-properties style:column-width="3.364cm"/>
    </style:style>
    <style:style style:name="Táboa6.C" style:family="table-column">
      <style:table-column-properties style:column-width="6.862cm"/>
    </style:style>
    <style:style style:name="Táboa6.1" style:family="table-row">
      <style:table-row-properties style:keep-together="true" fo:keep-together="auto"/>
    </style:style>
    <style:style style:name="Táboa6.A1" style:family="table-cell">
      <style:table-cell-properties style:vertical-align="top" fo:padding-left="0.191cm" fo:padding-right="0.191cm" fo:padding-top="0cm" fo:padding-bottom="0cm" fo:border="none" style:writing-mode="lr-tb"/>
    </style:style>
    <style:style style:name="Táboa5" style:family="table">
      <style:table-properties style:width="15.247cm" fo:margin-left="-0.191cm" table:align="left" style:writing-mode="lr-tb"/>
    </style:style>
    <style:style style:name="Táboa5.A" style:family="table-column">
      <style:table-column-properties style:column-width="10.351cm"/>
    </style:style>
    <style:style style:name="Táboa5.B" style:family="table-column">
      <style:table-column-properties style:column-width="4.897cm"/>
    </style:style>
    <style:style style:name="Táboa5.1" style:family="table-row">
      <style:table-row-properties style:keep-together="true" fo:keep-together="auto"/>
    </style:style>
    <style:style style:name="Tábo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text-align="end" style:justify-single-word="false" style:snap-to-layout-grid="false"/>
    </style:style>
    <style:style style:name="MP2" style:family="paragraph" style:parent-style-name="Header">
      <style:paragraph-properties fo:text-align="center" style:justify-single-word="false" style:snap-to-layout-grid="false"/>
    </style:style>
    <style:style style:name="MP3" style:family="paragraph" style:parent-style-name="Header">
      <style:paragraph-properties fo:text-align="center" style:justify-single-word="false" style:snap-to-layout-grid="false"/>
      <style:text-properties fo:color="#003366"/>
    </style:style>
    <style:style style:name="MP4" style:family="paragraph" style:parent-style-name="Header">
      <style:paragraph-properties fo:text-align="center" style:justify-single-word="false"/>
      <style:text-properties fo:color="#003366"/>
    </style:style>
    <style:style style:name="MP5" style:family="paragraph" style:parent-style-name="Header">
      <style:paragraph-properties fo:text-align="end" style:justify-single-word="false"/>
    </style:style>
    <style:style style:name="MP6" style:family="paragraph">
      <style:paragraph-properties fo:text-align="center"/>
    </style:style>
    <style:style style:name="MP7" style:family="paragraph" style:parent-style-name="Footer">
      <style:paragraph-properties style:snap-to-layout-grid="false"/>
    </style:style>
    <style:style style:name="MP8" style:family="paragraph" style:parent-style-name="Footer">
      <style:paragraph-properties style:snap-to-layout-grid="false"/>
      <style:text-properties style:font-name="Verdana" fo:font-size="10pt" style:font-size-asian="10pt" style:font-size-complex="10pt"/>
    </style:style>
    <style:style style:name="MT1" style:family="text">
      <style:text-properties style:font-name="Verdana" fo:font-size="10pt" style:font-size-asian="10pt" style:font-size-complex="10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áboa6" table:style-name="Táboa6">
          <table:table-column table:style-name="Táboa6.A"/>
          <table:table-column table:style-name="Táboa6.B"/>
          <table:table-column table:style-name="Táboa6.C"/>
          <table:table-row table:style-name="Táboa6.1">
            <table:table-cell table:style-name="Táboa6.A1" office:value-type="string">
              <text:p text:style-name="MP1"/>
            </table:table-cell>
            <table:table-cell table:style-name="Táboa6.A1" office:value-type="string">
              <text:p text:style-name="MP1"/>
            </table:table-cell>
            <table:table-cell table:style-name="Táboa6.A1" office:value-type="string">
              <text:p text:style-name="MP2"><draw:frame draw:style-name="Mfr1" draw:name="imaxes1" text:anchor-type="as-char" svg:width="4.763cm" svg:height="1.058cm" draw:z-index="3"><draw:image xlink:href="Pictures/10000200000000B4000000283E9DC7A1.png" xlink:type="simple" xlink:show="embed" xlink:actuate="onLoad"/></draw:frame></text:p>
            </table:table-cell>
          </table:table-row>
          <table:table-row table:style-name="Táboa6.1">
            <table:table-cell table:style-name="Táboa6.A1" office:value-type="string">
              <text:p text:style-name="MP1"/>
            </table:table-cell>
            <table:table-cell table:style-name="Táboa6.A1" office:value-type="string">
              <text:p text:style-name="MP1"/>
            </table:table-cell>
            <table:table-cell table:style-name="Táboa6.A1" office:value-type="string">
              <text:p text:style-name="MP3">Centro de Innovación y Desarrollo</text:p>
              <text:p text:style-name="MP4">de la Educación a Distancia</text:p>
            </table:table-cell>
          </table:table-row>
        </table:table>
        <text:p text:style-name="MP5"><draw:line text:anchor-type="paragraph" draw:z-index="5" draw:style-name="Mgr1" draw:text-style-name="MP6" svg:x1="-0.36cm" svg:y1="0.321cm" svg:x2="16.864cm" svg:y2="0.321cm"><text:p/></draw:line></text:p>
        <text:p text:style-name="MP5"/>
      </style:header>
      <style:footer>
        <table:table table:name="Táboa5" table:style-name="Táboa5">
          <table:table-column table:style-name="Táboa5.A"/>
          <table:table-column table:style-name="Táboa5.B"/>
          <table:table-row table:style-name="Táboa5.1">
            <table:table-cell table:style-name="Táboa5.A1" office:value-type="string">
              <text:p text:style-name="MP7"><text:a xlink:type="simple" xlink:href="mailto:cidead@mec.es"><text:span text:style-name="Internet_20_link"><text:span text:style-name="MT1">cidead@mec.es</text:span></text:span></text:a></text:p>
            </table:table-cell>
            <table:table-cell table:style-name="Táboa5.A1" office:value-type="string">
              <text:p text:style-name="MP8">C/. Torrelaguna, 58</text:p>
            </table:table-cell>
          </table:table-row>
          <table:table-row table:style-name="Táboa5.1">
            <table:table-cell table:style-name="Táboa5.A1" office:value-type="string">
              <text:p text:style-name="MP8"/>
            </table:table-cell>
            <table:table-cell table:style-name="Táboa5.A1" office:value-type="string">
              <text:p text:style-name="MP8">28027 - Madrid</text:p>
            </table:table-cell>
          </table:table-row>
          <table:table-row table:style-name="Táboa5.1">
            <table:table-cell table:style-name="Táboa5.A1" office:value-type="string">
              <text:p text:style-name="MP7"><text:a xlink:type="simple" xlink:href="http://cidead.cnice.mec.es/"><text:span text:style-name="Internet_20_link"><text:span text:style-name="MT1">http://cidead.cnice.mec.es</text:span></text:span></text:a></text:p>
            </table:table-cell>
            <table:table-cell table:style-name="Táboa5.A1" office:value-type="string">
              <text:p text:style-name="MP8">Tlf: 91 377 83 <text:s/>00</text:p>
            </table:table-cell>
          </table:table-row>
          <table:table-row table:style-name="Táboa5.1">
            <table:table-cell table:style-name="Táboa5.A1" office:value-type="string">
              <text:p text:style-name="MP8"/>
            </table:table-cell>
            <table:table-cell table:style-name="Táboa5.A1" office:value-type="string">
              <text:p text:style-name="MP8">Fax: 91 377 83 14</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CTIVIDADES DE ESO</dc:title>
    <meta:initial-creator>Joaquín Recio</meta:initial-creator>
    <meta:creation-date>2011-04-19T20:14:00</meta:creation-date>
    <dc:date>2011-09-23T11:42:00.13</dc:date>
    <meta:print-date>2011-02-20T20:43:00</meta:print-date>
    <meta:editing-cycles>10</meta:editing-cycles>
    <meta:editing-duration>PT00H39M58S</meta:editing-duration>
    <meta:generator>OpenOffice.org/3.2$Win32 OpenOffice.org_project/320m12$Build-9483</meta:generator>
    <meta:document-statistic meta:table-count="3" meta:image-count="5" meta:object-count="0" meta:page-count="2" meta:paragraph-count="28" meta:word-count="193" meta:character-count="1119"/>
    <meta:user-defined meta:name="Información 1"/>
    <meta:user-defined meta:name="Información 2"/>
    <meta:user-defined meta:name="Información 3"/>
    <meta:user-defined meta:name="Información 4"/>
  </office:meta>
</office:document-meta>
</file>